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weight="normal" officeooo:rsid="00002d68" officeooo:paragraph-rsid="00002d68" style:font-weight-asian="normal" style:font-weight-complex="normal"/>
    </style:style>
    <style:style style:name="P2" style:family="paragraph" style:parent-style-name="Standard">
      <style:text-properties fo:font-weight="normal" officeooo:rsid="00002d68" officeooo:paragraph-rsid="00002d68" style:font-weight-asian="normal" style:font-weight-complex="normal"/>
    </style:style>
    <style:style style:name="P3" style:family="paragraph" style:parent-style-name="Standard">
      <style:text-properties style:font-name="Liberation Sans1" fo:font-weight="normal" officeooo:rsid="00002d68" officeooo:paragraph-rsid="00002d68" style:font-weight-asian="normal" style:font-weight-complex="normal"/>
    </style:style>
    <style:style style:name="P4" style:family="paragraph" style:parent-style-name="Standard">
      <style:paragraph-properties>
        <style:tab-stops>
          <style:tab-stop style:position="4.392cm"/>
        </style:tab-stops>
      </style:paragraph-properties>
      <style:text-properties style:font-name="Comic Sans MS" fo:font-weight="normal" officeooo:rsid="00002d68" officeooo:paragraph-rsid="00002d68" style:font-weight-asian="normal" style:font-weight-complex="normal"/>
    </style:style>
    <style:style style:name="P5" style:family="paragraph" style:parent-style-name="Standard">
      <style:text-properties style:font-name="Comic Sans MS" fo:font-weight="normal" officeooo:rsid="00026d0a" officeooo:paragraph-rsid="00026d0a" style:font-weight-asian="normal" style:font-weight-complex="normal"/>
    </style:style>
    <style:style style:name="P6" style:family="paragraph" style:parent-style-name="Standard">
      <style:text-properties style:font-name="Comic Sans MS" fo:font-weight="normal" officeooo:rsid="00031776" officeooo:paragraph-rsid="00031776" style:font-weight-asian="normal" style:font-weight-complex="normal"/>
    </style:style>
    <style:style style:name="P7" style:family="paragraph" style:parent-style-name="Standard">
      <style:text-properties style:font-name="Liberation Sans" fo:font-weight="normal" officeooo:rsid="00026d0a" officeooo:paragraph-rsid="00026d0a" style:font-weight-asian="normal" style:font-weight-complex="normal"/>
    </style:style>
    <style:style style:name="P8" style:family="paragraph" style:parent-style-name="Standard">
      <style:text-properties style:font-name="Liberation Sans" fo:font-size="13pt" fo:font-weight="bold" officeooo:rsid="00002d68" officeooo:paragraph-rsid="00002d68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Liberation Sans" officeooo:rsid="00002d68" officeooo:paragraph-rsid="00002d68"/>
    </style:style>
    <style:style style:name="P10" style:family="paragraph" style:parent-style-name="Standard">
      <style:text-properties style:font-name="Liberation Sans" fo:font-weight="normal" officeooo:rsid="00026d0a" officeooo:paragraph-rsid="00026d0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31776"/>
    </style:style>
    <style:style style:name="T4" style:family="text">
      <style:text-properties style:font-name="Liberation Sans"/>
    </style:style>
    <style:style style:name="T5" style:family="text">
      <style:text-properties style:font-name="Liberation Sans" officeooo:rsid="00031776"/>
    </style:style>
    <style:style style:name="T6" style:family="text">
      <style:text-properties officeooo:rsid="0003eb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jercicio Tema 2 Teoría<text:tab/><text:tab/><text:tab/><text:tab/><text:tab/><text:tab/><text:span text:style-name="T3">Salvador Romero</text:span></text:p>
      <text:p text:style-name="P9"/>
      <text:p text:style-name="P9">Para cada uno de los siguientes casos, indicad razonada y brevemente hasta qué punto el uso de multiprogramación aumentará <text:span text:style-name="T1">mucho</text:span><text:span text:style-name="T2">, </text:span><text:span text:style-name="T1">poco o nada </text:span><text:span text:style-name="T2">el número de programas finalizados por unidad de tiempo (</text:span><text:span text:style-name="T1">productividad</text:span><text:span text:style-name="T2">), en comparación con el uso de un sistema monoprogramado.</text:span></text:p>
      <text:p text:style-name="P1"/>
      <text:p text:style-name="P1">1) Una situación en la cual hay que ejecutar un único programa que emplea el 90% de su tiempo en esperas de entrada/salida, y el resto en cálculos en la CPU.</text:p>
      <text:p text:style-name="P2"/>
      <text:p text:style-name="P4">Poco o nada, ya que si lo que tiene que ejecutar es un único programa, no ganamos mucha productividad ya que no hay otras tareas que hacer</text:p>
      <text:p text:style-name="P3"/>
      <text:p text:style-name="P3">2) Una situación en la cual hay que ejecutar un único programa que emplea el 10% de su tiempo en esperas de entrada/salida, y el resto en cálculos en la CPU.</text:p>
      <text:p text:style-name="P3"/>
      <text:p text:style-name="P5">Nada porque otra vez sólo hay que ejecutar un solo programa.</text:p>
      <text:p text:style-name="P5"/>
      <text:p text:style-name="P7">3) Una situación en la cual hay que ejecutar 5 programas, cada uno de los cuales emplea el 90% de su tiempo en esperas de entrada/salida, y el resto en cálculos en la CPU (cada proceso espera un dispositivo de E/S distinto)</text:p>
      <text:p text:style-name="P7"/>
      <text:p text:style-name="P5">Se beneficia mucho puesto que pueden esperar los 5 programas a la respuesta del módulo E/S y en cuanto tengan la respuesta procesar los datos. Se beneficia porque no hay que esperar a que acabe la ejecución completa de uno de los programas.</text:p>
      <text:p text:style-name="P5"/>
      <text:p text:style-name="P7">4) Una situación en la cual hay que ejecutar 5 programas, cada uno de los cuales emplea el 10% de su tiempo en esperas de entrada/salida, y el resto en cálculos de la CPU (cada proceso espera un dispositivo de E/S distinto)</text:p>
      <text:p text:style-name="P5"/>
      <text:p text:style-name="P5">Se beneficia <text:span text:style-name="T6">poco porque cada proceso gasta el 90% de cálculos de CPU, por lo tanto no hay mucha capacidad libre disponible para el resto de programas.</text:span></text:p>
      <text:p text:style-name="P5"/>
      <text:p text:style-name="P7">5) Una situación en la cual hay que ejecutar 5 programas, cada uno de los cuales emplea el 99% de su tiempo en esperas de entrada/salida, y el resto en cálculos de CPU (<text:span text:style-name="T3">todos los procesos usan un mismo dispositivo de E/S, no compartible por más de un proceso durante una operación de E/S</text:span>)</text:p>
      <text:p text:style-name="P5"/>
      <text:p text:style-name="P6">En este caso el beneficio de productividad sería poco, puesto que sólo podría ahorrar tiempo durante el 1% del tiempo de cada programa. Es decir, como todos tienen que esperar al módulo de E/S en serie, lo único que pueden realizar de forma paralela son el 1% de <text:span text:style-name="T6">cómputos.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23:49:17.053071694</meta:creation-date>
    <dc:date>2020-03-30T19:31:16.190350752</dc:date>
    <meta:editing-duration>PT7M2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405" meta:character-count="2223" meta:non-whitespace-character-count="1825"/>
  </office:meta>
</office:document-meta>
</file>